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30_13-17-31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710937 E-139-34-49.379882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6-30_16-27-17_000.jpg</text:p>
          </table:table-cell>
          <table:table-cell table:style-name="ce16" office:value-type="string">
            <text:p>:m RES 1-2*2 / free# JVEMV6 37#21.4_8 / 37. miscs of miscs / 21. math&amp;physics / 4. knot-theory / N+</text:p>
          </table:table-cell>
          <table:table-cell table:style-name="ce2"/>
          <table:table-cell table:style-name="ce2"/>
          <table:table-cell table:style-name="ce2" office:value-type="string">
            <text:p>N-35-35-28.752136 E-139-34-49.379882</text:p>
          </table:table-cell>
          <table:table-cell table:style-name="ce31" table:formula="of:=IF([.E3]=&quot;&quot;;[.C3];CONCATENATE([.C3];&quot; / &quot;;[.E3]))" office:value-type="string" office:string-value=":m RES 1-2*2 / free# JVEMV6 37#21.4_8 / 37. miscs of miscs / 21. math&amp;physics / 4. knot-theory / N+">
            <text:p>:m RES 1-2*2 / free# JVEMV6 37#21.4_8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6-30_18-57-13_000.jpg</text:p>
          </table:table-cell>
          <table:table-cell table:style-name="ce16" office:value-type="string">
            <text:p>:m RES 1*1 / free# JVEMV6 37#24.1_5 / 37. miscs of miscs / 24. UFO-science / 1. eman:relativity / 光速度一定</text:p>
          </table:table-cell>
          <table:table-cell table:style-name="ce30"/>
          <table:table-cell table:style-name="ce2"/>
          <table:table-cell table:style-name="ce2" office:value-type="string">
            <text:p>N-35-35-28.39508 E-139-34-49.270019</text:p>
          </table:table-cell>
          <table:table-cell table:style-name="ce31" table:formula="of:=IF([.E4]=&quot;&quot;;[.C4];CONCATENATE([.C4];&quot; / &quot;;[.E4]))" office:value-type="string" office:string-value=":m RES 1*1 / free# JVEMV6 37#24.1_5 / 37. miscs of miscs / 24. UFO-science / 1. eman:relativity / 光速度一定">
            <text:p>:m RES 1*1 / free# JVEMV6 37#24.1_5 / 37. miscs of miscs / 24. UFO-science / 1. eman:relativity / 光速度一定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30_18-57-56_000.jpg</text:p>
          </table:table-cell>
          <table:table-cell table:style-name="ce19" office:value-type="string">
            <text:p>:m :th / 嘘を９０年生きるより；真実を一日だけ</text:p>
          </table:table-cell>
          <table:table-cell table:style-name="ce14"/>
          <table:table-cell table:style-name="ce2"/>
          <table:table-cell table:style-name="ce2" office:value-type="string">
            <text:p>N-35-35-28.8208 E-139-34-49.874267</text:p>
          </table:table-cell>
          <table:table-cell table:style-name="ce31" table:formula="of:=IF([.E5]=&quot;&quot;;[.C5];CONCATENATE([.C5];&quot; / &quot;;[.E5]))" office:value-type="string" office:string-value=":m :th / 嘘を９０年生きるより；真実を一日だけ">
            <text:p>:m :th / 嘘を９０年生きるより；真実を一日だけ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30_20-42-29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1_05-34-17_000.jpg</text:p>
          </table:table-cell>
          <table:table-cell table:style-name="ce15" office:value-type="string">
            <text:p>:m :PHOTO 寝た時刻 / 2020 / オナニー ６時間</text:p>
          </table:table-cell>
          <table:table-cell table:style-name="ce16"/>
          <table:table-cell table:style-name="ce2"/>
          <table:table-cell table:style-name="ce2" office:value-type="string">
            <text:p>N-35-35-28.738403 E-139-34-49.379882</text:p>
          </table:table-cell>
          <table:table-cell table:style-name="ce31" table:formula="of:=IF([.E7]=&quot;&quot;;[.C7];CONCATENATE([.C7];&quot; / &quot;;[.E7]))" office:value-type="string" office:string-value=":m :PHOTO 寝た時刻 / 2020 / オナニー ６時間">
            <text:p>:m :PHOTO 寝た時刻 / 2020 / オナニー ６時間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1_11-39-03_000.jpg</text:p>
          </table:table-cell>
          <table:table-cell table:style-name="ce16" office:value-type="string">
            <text:p>:m :PHOTO 起きた時刻 / 2020</text:p>
          </table:table-cell>
          <table:table-cell table:style-name="ce14"/>
          <table:table-cell table:style-name="ce2"/>
          <table:table-cell table:style-name="ce2"/>
          <table:table-cell table:style-name="ce31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1_12-26-12_000.jpg</text:p>
          </table:table-cell>
          <table:table-cell table:style-name="ce16" office:value-type="string">
            <text:p>:m 記録 / 身体 / 全身像 / 顔 / 様子 / 起きた時の体操時</text:p>
          </table:table-cell>
          <table:table-cell table:style-name="ce15"/>
          <table:table-cell table:style-name="ce2"/>
          <table:table-cell table:style-name="ce2" office:value-type="string">
            <text:p>N-35-35-28.422546 E-139-34-49.379882</text:p>
          </table:table-cell>
          <table:table-cell table:style-name="ce31" table:formula="of:=IF([.E9]=&quot;&quot;;[.C9];CONCATENATE([.C9];&quot; / &quot;;[.E9]))" office:value-type="string" office:string-value=":m 記録 / 身体 / 全身像 / 顔 / 様子 / 起きた時の体操時">
            <text:p>:m 記録 / 身体 / 全身像 / 顔 / 様子 / 起きた時の体操時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1_12-26-36_000.jpg</text:p>
          </table:table-cell>
          <table:table-cell table:style-name="ce15" office:value-type="string">
            <text:p>:m 記録 / 身体 / 右脚；脛 / 様子 / 一部が凹んでいる；もしくは、膨らんでいる</text:p>
          </table:table-cell>
          <table:table-cell table:style-name="ce16"/>
          <table:table-cell table:style-name="ce2"/>
          <table:table-cell table:style-name="ce2" office:value-type="string">
            <text:p>N-35-35-28.518676 E-139-34-49.324951</text:p>
          </table:table-cell>
          <table:table-cell table:style-name="ce31" table:formula="of:=IF([.E10]=&quot;&quot;;[.C10];CONCATENATE([.C10];&quot; / &quot;;[.E10]))" office:value-type="string" office:string-value=":m 記録 / 身体 / 右脚；脛 / 様子 / 一部が凹んでいる；もしくは、膨らんでいる">
            <text:p>:m 記録 / 身体 / 右脚；脛 / 様子 / 一部が凹んでいる；もしくは、膨らんでいる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1_12-45-41_000.jpg</text:p>
          </table:table-cell>
          <table:table-cell table:style-name="ce13" office:value-type="string">
            <text:p>:m 見た夢 </text:p>
          </table:table-cell>
          <table:table-cell table:style-name="ce15"/>
          <table:table-cell table:style-name="ce2"/>
          <table:table-cell table:style-name="ce2" office:value-type="string">
            <text:p>N-35-35-28.72467 E-139-34-49.324951</text:p>
          </table:table-cell>
          <table:table-cell table:style-name="ce31" table:formula="of:=IF([.E11]=&quot;&quot;;[.C11];CONCATENATE([.C11];&quot; / &quot;;[.E11]))" office:value-type="string" office:string-value=":m 見た夢 ">
            <text:p>:m 見た夢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1_12-55-41_000.jpg</text:p>
          </table:table-cell>
          <table:table-cell table:style-name="ce5" office:value-type="string">
            <text:p>:m 食べた物　間食 / 味噌スープ</text:p>
          </table:table-cell>
          <table:table-cell table:style-name="ce16"/>
          <table:table-cell table:style-name="ce2"/>
          <table:table-cell table:style-name="ce2" office:value-type="string">
            <text:p>N-35-35-28.340148 E-139-34-49.324951</text:p>
          </table:table-cell>
          <table:table-cell table:style-name="ce31" table:formula="of:=IF([.E12]=&quot;&quot;;[.C12];CONCATENATE([.C12];&quot; / &quot;;[.E1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1_12-01-16_000.mp4</text:p>
          </table:table-cell>
          <table:table-cell table:style-name="ce5" office:value-type="string">
            <text:p>:VIDEO / @自宅 / メモ / kb,keyboard / 演奏、play / k-2020-0701-1 / genr=f-N,key=G,chor=G;C;D,RH=melody,LH=accomp,other=melody-in-head;idiom:sha-la-la,cp=1-4-1-5</text:p>
          </table:table-cell>
          <table:table-cell table:style-name="ce16"/>
          <table:table-cell table:style-name="ce2"/>
          <table:table-cell table:style-name="ce2"/>
          <table:table-cell table:style-name="ce31" table:formula="of:=IF([.E13]=&quot;&quot;;[.C13];CONCATENATE([.C13];&quot; / &quot;;[.E13]))" office:value-type="string" office:string-value=":VIDEO / @自宅 / メモ / kb,keyboard / 演奏、play / k-2020-0701-1 / genr=f-N,key=G,chor=G;C;D,RH=melody,LH=accomp,other=melody-in-head;idiom:sha-la-la,cp=1-4-1-5">
            <text:p>:VIDEO / @自宅 / メモ / kb,keyboard / 演奏、play / k-2020-0701-1 / genr=f-N,key=G,chor=G;C;D,RH=melody,LH=accomp,other=melody-in-head;idiom:sha-la-la,cp=1-4-1-5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1_12-09-29_000.mp4</text:p>
          </table:table-cell>
          <table:table-cell table:style-name="ce5" office:value-type="string">
            <text:p>:VIDEO / @自宅 / メモ / kb,keyboard / 演奏、play / k-2020-0701-1 / genr=f-prev:var,key=C,chor=Cm7+9;Fm7+9,RH=grip,LH=grip,cp=1-4</text:p>
          </table:table-cell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string" office:string-value=":VIDEO / @自宅 / メモ / kb,keyboard / 演奏、play / k-2020-0701-1 / genr=f-prev:var,key=C,chor=Cm7+9;Fm7+9,RH=grip,LH=grip,cp=1-4">
            <text:p>:VIDEO / @自宅 / メモ / kb,keyboard / 演奏、play / k-2020-0701-1 / genr=f-prev:var,key=C,chor=Cm7+9;Fm7+9,RH=grip,LH=grip,cp=1-4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4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4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8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10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11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2020/07/01</text:date>, <text:time>13:35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01T13:35:26.90</dc:date>
    <dc:creator>iwabuchi ken</dc:creator>
    <meta:editing-duration>P22DT13H23M44S</meta:editing-duration>
    <meta:editing-cycles>8747</meta:editing-cycles>
    <meta:document-statistic meta:table-count="1" meta:cell-count="446" meta:object-count="0"/>
  </office:meta>
</office:document-meta>
</file>